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50mm" svg:height="140.6mm" svg:x="98.28mm" svg:y="19.32mm">
            <loext:p draw:notify-on-update-of-ranges="Sheet1.A2:Sheet1.A101 Sheet1.C2:Sheet1.C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50mm" svg:height="140.6mm" svg:x="335.48mm" svg:y="171.26mm">
            <loext:p draw:notify-on-update-of-ranges="Sheet1.A2:Sheet1.A101 Sheet1.B2:Sheet1.B1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ensor Value</text:p>
          </table:table-cell>
          <table:table-cell office:value-type="string" calcext:value-type="string">
            <text:p>Der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.406047608257" calcext:value-type="float">
            <text:p>101,406047608257</text:p>
          </table:table-cell>
          <table:table-cell table:formula="of:=[.B3]-[.B2]" office:value-type="float" office:value="3.399665754597" calcext:value-type="float">
            <text:p>3,399665754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.805713362854" calcext:value-type="float">
            <text:p>104,805713362854</text:p>
          </table:table-cell>
          <table:table-cell table:formula="of:=[.B4]-[.B3]" office:value-type="float" office:value="-2.25730666855399" calcext:value-type="float">
            <text:p>-2,257306668553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.5484066943" calcext:value-type="float">
            <text:p>102,5484066943</text:p>
          </table:table-cell>
          <table:table-cell table:formula="of:=[.B5]-[.B4]" office:value-type="float" office:value="0.876176563480996" calcext:value-type="float">
            <text:p>0,876176563480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.424583257781" calcext:value-type="float">
            <text:p>103,424583257781</text:p>
          </table:table-cell>
          <table:table-cell table:formula="of:=[.B6]-[.B5]" office:value-type="float" office:value="0.332050085043008" calcext:value-type="float">
            <text:p>0,332050085043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.756633342824" calcext:value-type="float">
            <text:p>103,756633342824</text:p>
          </table:table-cell>
          <table:table-cell table:formula="of:=[.B7]-[.B6]" office:value-type="float" office:value="-2.81298295217" calcext:value-type="float">
            <text:p>-2,81298295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.943650390654" calcext:value-type="float">
            <text:p>100,943650390654</text:p>
          </table:table-cell>
          <table:table-cell table:formula="of:=[.B8]-[.B7]" office:value-type="float" office:value="0.672950200634006" calcext:value-type="float">
            <text:p>0,672950200634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.616600591288" calcext:value-type="float">
            <text:p>101,616600591288</text:p>
          </table:table-cell>
          <table:table-cell table:formula="of:=[.B9]-[.B8]" office:value-type="float" office:value="118.383399408712" calcext:value-type="float">
            <text:p>118,383399408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formula="of:=[.B10]-[.B9]" office:value-type="float" office:value="-118.934819000165" calcext:value-type="float">
            <text:p>-118,934819000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.065180999835" calcext:value-type="float">
            <text:p>101,065180999835</text:p>
          </table:table-cell>
          <table:table-cell table:formula="of:=[.B11]-[.B10]" office:value-type="float" office:value="1.569321845228" calcext:value-type="float">
            <text:p>1,569321845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.634502845063" calcext:value-type="float">
            <text:p>102,634502845063</text:p>
          </table:table-cell>
          <table:table-cell table:formula="of:=[.B12]-[.B11]" office:value-type="float" office:value="1.930955043213" calcext:value-type="float">
            <text:p>1,9309550432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.565457888276" calcext:value-type="float">
            <text:p>104,565457888276</text:p>
          </table:table-cell>
          <table:table-cell table:formula="of:=[.B13]-[.B12]" office:value-type="float" office:value="-2.357739905793" calcext:value-type="float">
            <text:p>-2,3577399057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.207717982483" calcext:value-type="float">
            <text:p>102,207717982483</text:p>
          </table:table-cell>
          <table:table-cell table:formula="of:=[.B14]-[.B13]" office:value-type="float" office:value="-0.31383470777601" calcext:value-type="float">
            <text:p>-0,313834707776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.893883274707" calcext:value-type="float">
            <text:p>101,893883274707</text:p>
          </table:table-cell>
          <table:table-cell table:formula="of:=[.B15]-[.B14]" office:value-type="float" office:value="-0.766416137853" calcext:value-type="float">
            <text:p>-0,7664161378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.127467136854" calcext:value-type="float">
            <text:p>101,127467136854</text:p>
          </table:table-cell>
          <table:table-cell table:formula="of:=[.B16]-[.B15]" office:value-type="float" office:value="3.152746200742" calcext:value-type="float">
            <text:p>3,1527462007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4.280213337596" calcext:value-type="float">
            <text:p>104,280213337596</text:p>
          </table:table-cell>
          <table:table-cell table:formula="of:=[.B17]-[.B16]" office:value-type="float" office:value="-3.096925825339" calcext:value-type="float">
            <text:p>-3,096925825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.183287512257" calcext:value-type="float">
            <text:p>101,183287512257</text:p>
          </table:table-cell>
          <table:table-cell table:formula="of:=[.B18]-[.B17]" office:value-type="float" office:value="3.188245975981" calcext:value-type="float">
            <text:p>3,1882459759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.371533488238" calcext:value-type="float">
            <text:p>104,371533488238</text:p>
          </table:table-cell>
          <table:table-cell table:formula="of:=[.B19]-[.B18]" office:value-type="float" office:value="-1.094067627551" calcext:value-type="float">
            <text:p>-1,0940676275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3.277465860687" calcext:value-type="float">
            <text:p>103,277465860687</text:p>
          </table:table-cell>
          <table:table-cell table:formula="of:=[.B20]-[.B19]" office:value-type="float" office:value="-0.757325981647" calcext:value-type="float">
            <text:p>-0,7573259816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.52013987904" calcext:value-type="float">
            <text:p>102,52013987904</text:p>
          </table:table-cell>
          <table:table-cell table:formula="of:=[.B21]-[.B20]" office:value-type="float" office:value="57.47986012096" calcext:value-type="float">
            <text:p>57,47986012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formula="of:=[.B22]-[.B21]" office:value-type="float" office:value="-56.192491153739" calcext:value-type="float">
            <text:p>-56,1924911537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.807508846261" calcext:value-type="float">
            <text:p>103,807508846261</text:p>
          </table:table-cell>
          <table:table-cell table:formula="of:=[.B23]-[.B22]" office:value-type="float" office:value="-2.784648985742" calcext:value-type="float">
            <text:p>-2,7846489857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.022859860519" calcext:value-type="float">
            <text:p>101,022859860519</text:p>
          </table:table-cell>
          <table:table-cell table:formula="of:=[.B24]-[.B23]" office:value-type="float" office:value="-0.780972084154001" calcext:value-type="float">
            <text:p>-0,780972084154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.241887776365" calcext:value-type="float">
            <text:p>100,241887776365</text:p>
          </table:table-cell>
          <table:table-cell table:formula="of:=[.B25]-[.B24]" office:value-type="float" office:value="1.62997601196599" calcext:value-type="float">
            <text:p>1,629976011965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.871863788331" calcext:value-type="float">
            <text:p>101,871863788331</text:p>
          </table:table-cell>
          <table:table-cell table:formula="of:=[.B26]-[.B25]" office:value-type="float" office:value="-1.467311112904" calcext:value-type="float">
            <text:p>-1,4673111129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.404552675427" calcext:value-type="float">
            <text:p>100,404552675427</text:p>
          </table:table-cell>
          <table:table-cell table:formula="of:=[.B27]-[.B26]" office:value-type="float" office:value="0.686430100893006" calcext:value-type="float">
            <text:p>0,6864301008930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1.09098277632" calcext:value-type="float">
            <text:p>101,09098277632</text:p>
          </table:table-cell>
          <table:table-cell table:formula="of:=[.B28]-[.B27]" office:value-type="float" office:value="0.0712074224539947" calcext:value-type="float">
            <text:p>0,0712074224539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.162190198774" calcext:value-type="float">
            <text:p>101,162190198774</text:p>
          </table:table-cell>
          <table:table-cell table:formula="of:=[.B29]-[.B28]" office:value-type="float" office:value="2.484584767226" calcext:value-type="float">
            <text:p>2,4845847672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.646774966" calcext:value-type="float">
            <text:p>103,646774966</text:p>
          </table:table-cell>
          <table:table-cell table:formula="of:=[.B30]-[.B29]" office:value-type="float" office:value="-3.499750872243" calcext:value-type="float">
            <text:p>-3,4997508722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147024093757" calcext:value-type="float">
            <text:p>100,147024093757</text:p>
          </table:table-cell>
          <table:table-cell table:formula="of:=[.B31]-[.B30]" office:value-type="float" office:value="4.27757928944" calcext:value-type="float">
            <text:p>4,277579289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.424603383197" calcext:value-type="float">
            <text:p>104,424603383197</text:p>
          </table:table-cell>
          <table:table-cell table:formula="of:=[.B32]-[.B31]" office:value-type="float" office:value="0.134531442002" calcext:value-type="float">
            <text:p>0,1345314420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4.559134825199" calcext:value-type="float">
            <text:p>104,559134825199</text:p>
          </table:table-cell>
          <table:table-cell table:formula="of:=[.B33]-[.B32]" office:value-type="float" office:value="-1.38789137596099" calcext:value-type="float">
            <text:p>-1,387891375960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.171243449238" calcext:value-type="float">
            <text:p>103,171243449238</text:p>
          </table:table-cell>
          <table:table-cell table:formula="of:=[.B34]-[.B33]" office:value-type="float" office:value="0.82898110507" calcext:value-type="float">
            <text:p>0,828981105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.000224554308" calcext:value-type="float">
            <text:p>104,000224554308</text:p>
          </table:table-cell>
          <table:table-cell table:formula="of:=[.B35]-[.B34]" office:value-type="float" office:value="-0.137896074512" calcext:value-type="float">
            <text:p>-0,137896074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3.862328479796" calcext:value-type="float">
            <text:p>103,862328479796</text:p>
          </table:table-cell>
          <table:table-cell table:formula="of:=[.B36]-[.B35]" office:value-type="float" office:value="-3.374648911254" calcext:value-type="float">
            <text:p>-3,3746489112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.487679568542" calcext:value-type="float">
            <text:p>100,487679568542</text:p>
          </table:table-cell>
          <table:table-cell table:formula="of:=[.B37]-[.B36]" office:value-type="float" office:value="0.532878178241987" calcext:value-type="float">
            <text:p>0,5328781782419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1.020557746784" calcext:value-type="float">
            <text:p>101,020557746784</text:p>
          </table:table-cell>
          <table:table-cell table:formula="of:=[.B38]-[.B37]" office:value-type="float" office:value="9.87878983437901" calcext:value-type="float">
            <text:p>9,878789834379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0.899347581163" calcext:value-type="float">
            <text:p>110,899347581163</text:p>
          </table:table-cell>
          <table:table-cell table:formula="of:=[.B39]-[.B38]" office:value-type="float" office:value="-6.00499921067799" calcext:value-type="float">
            <text:p>-6,004999210677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.894348370485" calcext:value-type="float">
            <text:p>104,894348370485</text:p>
          </table:table-cell>
          <table:table-cell table:formula="of:=[.B40]-[.B39]" office:value-type="float" office:value="-3.66318242999901" calcext:value-type="float">
            <text:p>-3,663182429999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.231165940486" calcext:value-type="float">
            <text:p>101,231165940486</text:p>
          </table:table-cell>
          <table:table-cell table:formula="of:=[.B41]-[.B40]" office:value-type="float" office:value="-1.23116594048599" calcext:value-type="float">
            <text:p>-1,231165940485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B42]-[.B41]" office:value-type="float" office:value="1.23116594048599" calcext:value-type="float">
            <text:p>1,231165940485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.231165940486" calcext:value-type="float">
            <text:p>101,231165940486</text:p>
          </table:table-cell>
          <table:table-cell table:formula="of:=[.B43]-[.B42]" office:value-type="float" office:value="3.66318242999901" calcext:value-type="float">
            <text:p>3,663182429999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.894348370485" calcext:value-type="float">
            <text:p>104,894348370485</text:p>
          </table:table-cell>
          <table:table-cell table:formula="of:=[.B44]-[.B43]" office:value-type="float" office:value="6.00499921067799" calcext:value-type="float">
            <text:p>6,004999210677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0.899347581163" calcext:value-type="float">
            <text:p>110,899347581163</text:p>
          </table:table-cell>
          <table:table-cell table:formula="of:=[.B45]-[.B44]" office:value-type="float" office:value="8.198952981342" calcext:value-type="float">
            <text:p>8,1989529813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9.098300562505" calcext:value-type="float">
            <text:p>119,098300562505</text:p>
          </table:table-cell>
          <table:table-cell table:formula="of:=[.B46]-[.B45]" office:value-type="float" office:value="10.19102131884" calcext:value-type="float">
            <text:p>10,191021318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9.289321881345" calcext:value-type="float">
            <text:p>129,289321881345</text:p>
          </table:table-cell>
          <table:table-cell table:formula="of:=[.B47]-[.B46]" office:value-type="float" office:value="11.932152889408" calcext:value-type="float">
            <text:p>11,932152889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1.221474770753" calcext:value-type="float">
            <text:p>141,221474770753</text:p>
          </table:table-cell>
          <table:table-cell table:formula="of:=[.B48]-[.B47]" office:value-type="float" office:value="13.379475255292" calcext:value-type="float">
            <text:p>13,3794752552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4.600950026045" calcext:value-type="float">
            <text:p>154,600950026045</text:p>
          </table:table-cell>
          <table:table-cell table:formula="of:=[.B49]-[.B48]" office:value-type="float" office:value="14.49735053646" calcext:value-type="float">
            <text:p>14,497350536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9.098300562505" calcext:value-type="float">
            <text:p>169,098300562505</text:p>
          </table:table-cell>
          <table:table-cell table:formula="of:=[.B50]-[.B49]" office:value-type="float" office:value="15.258252933472" calcext:value-type="float">
            <text:p>15,2582529334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4.356553495977" calcext:value-type="float">
            <text:p>184,356553495977</text:p>
          </table:table-cell>
          <table:table-cell table:formula="of:=[.B51]-[.B50]" office:value-type="float" office:value="15.643446504023" calcext:value-type="float">
            <text:p>15,643446504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[.B52]-[.B51]" office:value-type="float" office:value="15.643446504023" calcext:value-type="float">
            <text:p>15,6434465040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5.643446504023" calcext:value-type="float">
            <text:p>215,643446504023</text:p>
          </table:table-cell>
          <table:table-cell table:formula="of:=[.B53]-[.B52]" office:value-type="float" office:value="15.258252933472" calcext:value-type="float">
            <text:p>15,2582529334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0.901699437495" calcext:value-type="float">
            <text:p>230,901699437495</text:p>
          </table:table-cell>
          <table:table-cell table:formula="of:=[.B54]-[.B53]" office:value-type="float" office:value="14.49735053646" calcext:value-type="float">
            <text:p>14,497350536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5.399049973955" calcext:value-type="float">
            <text:p>245,399049973955</text:p>
          </table:table-cell>
          <table:table-cell table:formula="of:=[.B55]-[.B54]" office:value-type="float" office:value="13.379475255292" calcext:value-type="float">
            <text:p>13,3794752552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8.778525229247" calcext:value-type="float">
            <text:p>258,778525229247</text:p>
          </table:table-cell>
          <table:table-cell table:formula="of:=[.B56]-[.B55]" office:value-type="float" office:value="11.932152889408" calcext:value-type="float">
            <text:p>11,9321528894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0.710678118655" calcext:value-type="float">
            <text:p>270,710678118655</text:p>
          </table:table-cell>
          <table:table-cell table:formula="of:=[.B57]-[.B56]" office:value-type="float" office:value="10.19102131884" calcext:value-type="float">
            <text:p>10,191021318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0.901699437495" calcext:value-type="float">
            <text:p>280,901699437495</text:p>
          </table:table-cell>
          <table:table-cell table:formula="of:=[.B58]-[.B57]" office:value-type="float" office:value="8.19895298134202" calcext:value-type="float">
            <text:p>8,198952981342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9.100652418837" calcext:value-type="float">
            <text:p>289,100652418837</text:p>
          </table:table-cell>
          <table:table-cell table:formula="of:=[.B59]-[.B58]" office:value-type="float" office:value="6.00499921067802" calcext:value-type="float">
            <text:p>6,004999210678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5.105651629515" calcext:value-type="float">
            <text:p>295,105651629515</text:p>
          </table:table-cell>
          <table:table-cell table:formula="of:=[.B60]-[.B59]" office:value-type="float" office:value="3.66318242999898" calcext:value-type="float">
            <text:p>3,663182429998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8.768834059514" calcext:value-type="float">
            <text:p>298,768834059514</text:p>
          </table:table-cell>
          <table:table-cell table:formula="of:=[.B61]-[.B60]" office:value-type="float" office:value="1.23116594048599" calcext:value-type="float">
            <text:p>1,231165940485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formula="of:=[.B62]-[.B61]" office:value-type="float" office:value="-1.23116594048599" calcext:value-type="float">
            <text:p>-1,231165940485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8.768834059514" calcext:value-type="float">
            <text:p>298,768834059514</text:p>
          </table:table-cell>
          <table:table-cell table:formula="of:=[.B63]-[.B62]" office:value-type="float" office:value="-3.66318242999898" calcext:value-type="float">
            <text:p>-3,663182429998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5.105651629515" calcext:value-type="float">
            <text:p>295,105651629515</text:p>
          </table:table-cell>
          <table:table-cell table:formula="of:=[.B64]-[.B63]" office:value-type="float" office:value="-6.00499921067802" calcext:value-type="float">
            <text:p>-6,004999210678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9.100652418837" calcext:value-type="float">
            <text:p>289,100652418837</text:p>
          </table:table-cell>
          <table:table-cell table:formula="of:=[.B65]-[.B64]" office:value-type="float" office:value="-8.19895298134202" calcext:value-type="float">
            <text:p>-8,198952981342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0.901699437495" calcext:value-type="float">
            <text:p>280,901699437495</text:p>
          </table:table-cell>
          <table:table-cell table:formula="of:=[.B66]-[.B65]" office:value-type="float" office:value="-10.19102131884" calcext:value-type="float">
            <text:p>-10,191021318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0.710678118655" calcext:value-type="float">
            <text:p>270,710678118655</text:p>
          </table:table-cell>
          <table:table-cell table:formula="of:=[.B67]-[.B66]" office:value-type="float" office:value="3.92178127604302" calcext:value-type="float">
            <text:p>3,921781276043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4.632459394698" calcext:value-type="float">
            <text:p>274,632459394698</text:p>
          </table:table-cell>
          <table:table-cell table:formula="of:=[.B68]-[.B67]" office:value-type="float" office:value="-3.92397172218" calcext:value-type="float">
            <text:p>-3,923971722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0.708487672518" calcext:value-type="float">
            <text:p>270,708487672518</text:p>
          </table:table-cell>
          <table:table-cell table:formula="of:=[.B69]-[.B68]" office:value-type="float" office:value="9.13500278001197" calcext:value-type="float">
            <text:p>9,135002780011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9.84349045253" calcext:value-type="float">
            <text:p>279,84349045253</text:p>
          </table:table-cell>
          <table:table-cell table:formula="of:=[.B70]-[.B69]" office:value-type="float" office:value="3.58740791365705" calcext:value-type="float">
            <text:p>3,587407913657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3.430898366187" calcext:value-type="float">
            <text:p>283,430898366187</text:p>
          </table:table-cell>
          <table:table-cell table:formula="of:=[.B71]-[.B70]" office:value-type="float" office:value="-2.349277122606" calcext:value-type="float">
            <text:p>-2,3492771226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1.081621243581" calcext:value-type="float">
            <text:p>281,081621243581</text:p>
          </table:table-cell>
          <table:table-cell table:formula="of:=[.B72]-[.B71]" office:value-type="float" office:value="-9.976925575557" calcext:value-type="float">
            <text:p>-9,9769255755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1.104695668024" calcext:value-type="float">
            <text:p>271,104695668024</text:p>
          </table:table-cell>
          <table:table-cell table:formula="of:=[.B73]-[.B72]" office:value-type="float" office:value="-0.0309169062700221" calcext:value-type="float">
            <text:p>-0,0309169062700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1.073778761754" calcext:value-type="float">
            <text:p>271,073778761754</text:p>
          </table:table-cell>
          <table:table-cell table:formula="of:=[.B74]-[.B73]" office:value-type="float" office:value="-10.111749280739" calcext:value-type="float">
            <text:p>-10,1117492807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0.962029481015" calcext:value-type="float">
            <text:p>260,962029481015</text:p>
          </table:table-cell>
          <table:table-cell table:formula="of:=[.B75]-[.B74]" office:value-type="float" office:value="19.539406436625" calcext:value-type="float">
            <text:p>19,5394064366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0.50143591764" calcext:value-type="float">
            <text:p>280,50143591764</text:p>
          </table:table-cell>
          <table:table-cell table:formula="of:=[.B76]-[.B75]" office:value-type="float" office:value="-8.04071905011" calcext:value-type="float">
            <text:p>-8,040719050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2.46071686753" calcext:value-type="float">
            <text:p>272,46071686753</text:p>
          </table:table-cell>
          <table:table-cell table:formula="of:=[.B77]-[.B76]" office:value-type="float" office:value="7.36199233535405" calcext:value-type="float">
            <text:p>7,361992335354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79.822709202884" calcext:value-type="float">
            <text:p>279,822709202884</text:p>
          </table:table-cell>
          <table:table-cell table:formula="of:=[.B78]-[.B77]" office:value-type="float" office:value="-3.30858060583205" calcext:value-type="float">
            <text:p>-3,308580605832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6.514128597052" calcext:value-type="float">
            <text:p>276,514128597052</text:p>
          </table:table-cell>
          <table:table-cell table:formula="of:=[.B79]-[.B78]" office:value-type="float" office:value="3.26225564281702" calcext:value-type="float">
            <text:p>3,262255642817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9.776384239869" calcext:value-type="float">
            <text:p>279,776384239869</text:p>
          </table:table-cell>
          <table:table-cell table:formula="of:=[.B80]-[.B79]" office:value-type="float" office:value="-5.52325343051399" calcext:value-type="float">
            <text:p>-5,523253430513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4.253130809355" calcext:value-type="float">
            <text:p>274,253130809355</text:p>
          </table:table-cell>
          <table:table-cell table:formula="of:=[.B81]-[.B80]" office:value-type="float" office:value="5.33970399944496" calcext:value-type="float">
            <text:p>5,339703999444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9.5928348088" calcext:value-type="float">
            <text:p>279,5928348088</text:p>
          </table:table-cell>
          <table:table-cell table:formula="of:=[.B82]-[.B81]" office:value-type="float" office:value="-4.97325433456598" calcext:value-type="float">
            <text:p>-4,973254334565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4.619580474234" calcext:value-type="float">
            <text:p>274,619580474234</text:p>
          </table:table-cell>
          <table:table-cell table:formula="of:=[.B83]-[.B82]" office:value-type="float" office:value="4.70718379242101" calcext:value-type="float">
            <text:p>4,707183792421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9.326764266655" calcext:value-type="float">
            <text:p>279,326764266655</text:p>
          </table:table-cell>
          <table:table-cell table:formula="of:=[.B84]-[.B83]" office:value-type="float" office:value="2.62759609950399" calcext:value-type="float">
            <text:p>2,627596099503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1.954360366159" calcext:value-type="float">
            <text:p>281,954360366159</text:p>
          </table:table-cell>
          <table:table-cell table:formula="of:=[.B85]-[.B84]" office:value-type="float" office:value="-3.29102945402599" calcext:value-type="float">
            <text:p>-3,291029454025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8.663330912133" calcext:value-type="float">
            <text:p>278,663330912133</text:p>
          </table:table-cell>
          <table:table-cell table:formula="of:=[.B86]-[.B85]" office:value-type="float" office:value="1.82478018404498" calcext:value-type="float">
            <text:p>1,824780184044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0.488111096178" calcext:value-type="float">
            <text:p>280,488111096178</text:p>
          </table:table-cell>
          <table:table-cell table:formula="of:=[.B87]-[.B86]" office:value-type="float" office:value="-60.488111096178" calcext:value-type="float">
            <text:p>-60,4881110961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0" calcext:value-type="float">
            <text:p>220</text:p>
          </table:table-cell>
          <table:table-cell table:formula="of:=[.B88]-[.B87]" office:value-type="float" office:value="64.058897571169" calcext:value-type="float">
            <text:p>64,0588975711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4.058897571169" calcext:value-type="float">
            <text:p>284,058897571169</text:p>
          </table:table-cell>
          <table:table-cell table:formula="of:=[.B89]-[.B88]" office:value-type="float" office:value="-1.69653216561397" calcext:value-type="float">
            <text:p>-1,696532165613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2.362365405555" calcext:value-type="float">
            <text:p>282,362365405555</text:p>
          </table:table-cell>
          <table:table-cell table:formula="of:=[.B90]-[.B89]" office:value-type="float" office:value="-1.60835050404" calcext:value-type="float">
            <text:p>-1,608350504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0.754014901515" calcext:value-type="float">
            <text:p>280,754014901515</text:p>
          </table:table-cell>
          <table:table-cell table:formula="of:=[.B91]-[.B90]" office:value-type="float" office:value="-3.47360040279801" calcext:value-type="float">
            <text:p>-3,473600402798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7.280414498717" calcext:value-type="float">
            <text:p>277,280414498717</text:p>
          </table:table-cell>
          <table:table-cell table:formula="of:=[.B92]-[.B91]" office:value-type="float" office:value="3.66477973300903" calcext:value-type="float">
            <text:p>3,664779733009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0.945194231726" calcext:value-type="float">
            <text:p>280,945194231726</text:p>
          </table:table-cell>
          <table:table-cell table:formula="of:=[.B93]-[.B92]" office:value-type="float" office:value="2.12256960907598" calcext:value-type="float">
            <text:p>2,122569609075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3.067763840802" calcext:value-type="float">
            <text:p>283,067763840802</text:p>
          </table:table-cell>
          <table:table-cell table:formula="of:=[.B94]-[.B93]" office:value-type="float" office:value="-6.16583977560202" calcext:value-type="float">
            <text:p>-6,165839775602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6.9019240652" calcext:value-type="float">
            <text:p>276,9019240652</text:p>
          </table:table-cell>
          <table:table-cell table:formula="of:=[.B95]-[.B94]" office:value-type="float" office:value="7.05541384283004" calcext:value-type="float">
            <text:p>7,055413842830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3.95733790803" calcext:value-type="float">
            <text:p>283,95733790803</text:p>
          </table:table-cell>
          <table:table-cell table:formula="of:=[.B96]-[.B95]" office:value-type="float" office:value="0.595690075253003" calcext:value-type="float">
            <text:p>0,5956900752530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4.553027983283" calcext:value-type="float">
            <text:p>284,553027983283</text:p>
          </table:table-cell>
          <table:table-cell table:formula="of:=[.B97]-[.B96]" office:value-type="float" office:value="-8.63821049601802" calcext:value-type="float">
            <text:p>-8,638210496018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5.914817487265" calcext:value-type="float">
            <text:p>275,914817487265</text:p>
          </table:table-cell>
          <table:table-cell table:formula="of:=[.B98]-[.B97]" office:value-type="float" office:value="-4.88995259082498" calcext:value-type="float">
            <text:p>-4,889952590824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1.02486489644" calcext:value-type="float">
            <text:p>271,02486489644</text:p>
          </table:table-cell>
          <table:table-cell table:formula="of:=[.B99]-[.B98]" office:value-type="float" office:value="7.01286574325798" calcext:value-type="float">
            <text:p>7,012865743257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8.037730639698" calcext:value-type="float">
            <text:p>278,037730639698</text:p>
          </table:table-cell>
          <table:table-cell table:formula="of:=[.B100]-[.B99]" office:value-type="float" office:value="-3.26004897342" calcext:value-type="float">
            <text:p>-3,260048973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4.777681666278" calcext:value-type="float">
            <text:p>274,777681666278</text:p>
          </table:table-cell>
          <table:table-cell table:formula="of:=[.B101]-[.B100]" office:value-type="float" office:value="6.39520152211202" calcext:value-type="float">
            <text:p>6,395201522112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1.17288318839" calcext:value-type="float">
            <text:p>281,17288318839</text:p>
          </table:table-cell>
          <table:table-cell table:formula="of:=[.B102]-[.B101]" office:value-type="float" office:value="-281.17288318839" calcext:value-type="float">
            <text:p>-281,17288318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.00.0000</text:date>, <text:time style:data-style-name="N2" text:time-value="21:44:39.291224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21:19:59.572741551</meta:creation-date>
    <dc:date>2016-12-02T21:48:30.458527936</dc:date>
    <meta:editing-duration>PT5M47S</meta:editing-duration>
    <meta:editing-cycles>2</meta:editing-cycles>
    <meta:generator>LibreOffice/5.2.3.1$Linux_X86_64 LibreOffice_project/20m0$Build-1</meta:generator>
    <meta:document-statistic meta:table-count="1" meta:cell-count="303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eeeeee"/>
      <style:text-properties fo:color="#eeeeee"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eeeee" draw:fill-color="#eeeee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 draw:opacity="9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5.001cm" svg:height="14.061cm" xlink:href=".." xlink:type="simple" chart:class="chart:scatter" chart:style-name="ch1">
        <chart:plot-area chart:style-name="ch2" table:cell-range-address="Sheet1.A2:Sheet1.A101 Sheet1.C2:Sheet1.C101" svg:x="0.5cm" svg:y="0.281cm" svg:width="24.001cm" svg:height="13.499cm">
          <chartooo:coordinate-region svg:x="1.412cm" svg:y="0.48cm" svg:width="22.809cm" svg:height="13.101cm"/>
          <chart:axis chart:dimension="x" chart:name="primary-x" chart:style-name="ch3"/>
          <chart:axis chart:dimension="y" chart:name="primary-y" chart:style-name="ch4"/>
          <chart:series chart:style-name="ch5" chart:values-cell-range-address="Sheet1.C2:Sheet1.C101" chart:class="chart:scatter">
            <chart:domain table:cell-range-address="Sheet1.A2:Sheet1.A101"/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1</svg:desc>
                </draw:g>
              </table:table-cell>
              <table:table-cell office:value-type="float" office:value="3.399665754597">
                <text:p>3.399665754597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.25730666855399">
                <text:p>-2.25730666855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176563480996">
                <text:p>0.876176563480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32050085043008">
                <text:p>0.332050085043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.81298295217">
                <text:p>-2.81298295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72950200634006">
                <text:p>0.672950200634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8.383399408712">
                <text:p>118.383399408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18.934819000165">
                <text:p>-118.934819000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569321845228">
                <text:p>1.569321845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930955043213">
                <text:p>1.930955043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2.357739905793">
                <text:p>-2.357739905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0.31383470777601">
                <text:p>-0.31383470777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0.766416137853">
                <text:p>-0.7664161378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152746200742">
                <text:p>3.152746200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3.096925825339">
                <text:p>-3.096925825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188245975981">
                <text:p>3.188245975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.094067627551">
                <text:p>-1.094067627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757325981647">
                <text:p>-0.757325981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7.47986012096">
                <text:p>57.47986012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56.192491153739">
                <text:p>-56.19249115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2.784648985742">
                <text:p>-2.784648985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0.780972084154001">
                <text:p>-0.780972084154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62997601196599">
                <text:p>1.62997601196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.467311112904">
                <text:p>-1.467311112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6430100893006">
                <text:p>0.686430100893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712074224539947">
                <text:p>0.0712074224539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484584767226">
                <text:p>2.484584767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3.499750872243">
                <text:p>-3.4997508722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27757928944">
                <text:p>4.27757928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34531442002">
                <text:p>0.134531442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.38789137596099">
                <text:p>-1.38789137596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2898110507">
                <text:p>0.82898110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137896074512">
                <text:p>-0.1378960745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3.374648911254">
                <text:p>-3.374648911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32878178241987">
                <text:p>0.532878178241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87878983437901">
                <text:p>9.87878983437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6.00499921067799">
                <text:p>-6.004999210677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3.66318242999901">
                <text:p>-3.66318242999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1.23116594048599">
                <text:p>-1.23116594048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3116594048599">
                <text:p>1.23116594048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66318242999901">
                <text:p>3.663182429999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00499921067799">
                <text:p>6.00499921067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198952981342">
                <text:p>8.1989529813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19102131884">
                <text:p>10.19102131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.932152889408">
                <text:p>11.932152889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.379475255292">
                <text:p>13.379475255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49735053646">
                <text:p>14.497350536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.258252933472">
                <text:p>15.2582529334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.643446504023">
                <text:p>15.6434465040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.643446504023">
                <text:p>15.643446504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.258252933472">
                <text:p>15.258252933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.49735053646">
                <text:p>14.497350536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.379475255292">
                <text:p>13.379475255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.932152889408">
                <text:p>11.932152889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19102131884">
                <text:p>10.191021318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19895298134202">
                <text:p>8.19895298134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.00499921067802">
                <text:p>6.00499921067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.66318242999898">
                <text:p>3.663182429998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23116594048599">
                <text:p>1.23116594048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.23116594048599">
                <text:p>-1.231165940485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3.66318242999898">
                <text:p>-3.663182429998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6.00499921067802">
                <text:p>-6.004999210678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8.19895298134202">
                <text:p>-8.19895298134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0.19102131884">
                <text:p>-10.19102131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.92178127604302">
                <text:p>3.921781276043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3.92397172218">
                <text:p>-3.92397172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.13500278001197">
                <text:p>9.135002780011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58740791365705">
                <text:p>3.58740791365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2.349277122606">
                <text:p>-2.349277122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9.976925575557">
                <text:p>-9.9769255755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0309169062700221">
                <text:p>-0.03091690627002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10.111749280739">
                <text:p>-10.1117492807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9.539406436625">
                <text:p>19.539406436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8.04071905011">
                <text:p>-8.040719050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36199233535405">
                <text:p>7.36199233535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3.30858060583205">
                <text:p>-3.30858060583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26225564281702">
                <text:p>3.262255642817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5.52325343051399">
                <text:p>-5.52325343051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.33970399944496">
                <text:p>5.33970399944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4.97325433456598">
                <text:p>-4.973254334565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70718379242101">
                <text:p>4.707183792421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62759609950399">
                <text:p>2.62759609950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3.29102945402599">
                <text:p>-3.291029454025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82478018404498">
                <text:p>1.824780184044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60.488111096178">
                <text:p>-60.4881110961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4.058897571169">
                <text:p>64.0588975711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1.69653216561397">
                <text:p>-1.696532165613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1.60835050404">
                <text:p>-1.608350504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3.47360040279801">
                <text:p>-3.47360040279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66477973300903">
                <text:p>3.664779733009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12256960907598">
                <text:p>2.122569609075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6.16583977560202">
                <text:p>-6.165839775602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05541384283004">
                <text:p>7.05541384283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95690075253003">
                <text:p>0.595690075253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8.63821049601802">
                <text:p>-8.638210496018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4.88995259082498">
                <text:p>-4.889952590824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01286574325798">
                <text:p>7.012865743257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3.26004897342">
                <text:p>-3.26004897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39520152211202">
                <text:p>6.39520152211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281.17288318839">
                <text:p>-281.172883188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ffff" draw:fill-color="#ffffff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25.001cm" svg:height="14.061cm" xlink:href=".." xlink:type="simple" chart:class="chart:scatter" chart:style-name="ch1">
        <chart:plot-area chart:style-name="ch2" table:cell-range-address="Sheet1.A2:Sheet1.B101" svg:x="0.5cm" svg:y="0.281cm" svg:width="24.001cm" svg:height="13.499cm">
          <chartooo:coordinate-region svg:x="1.307cm" svg:y="0.48cm" svg:width="22.915cm" svg:height="12.653cm"/>
          <chart:axis chart:dimension="x" chart:name="primary-x" chart:style-name="ch3"/>
          <chart:axis chart:dimension="y" chart:name="primary-y" chart:style-name="ch3"/>
          <chart:series chart:style-name="ch4" chart:values-cell-range-address="Sheet1.B2:Sheet1.B101" chart:class="chart:scatter">
            <chart:domain table:cell-range-address="Sheet1.A2:Sheet1.A101"/>
            <chart:data-point chart:repeated="100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1</svg:desc>
                </draw:g>
              </table:table-cell>
              <table:table-cell office:value-type="float" office:value="101.406047608257">
                <text:p>101.406047608257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4.805713362854">
                <text:p>104.805713362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2.5484066943">
                <text:p>102.5484066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3.424583257781">
                <text:p>103.424583257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3.756633342824">
                <text:p>103.756633342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.943650390654">
                <text:p>100.943650390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1.616600591288">
                <text:p>101.616600591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1.065180999835">
                <text:p>101.065180999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2.634502845063">
                <text:p>102.634502845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4.565457888276">
                <text:p>104.565457888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2.207717982483">
                <text:p>102.207717982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1.893883274707">
                <text:p>101.893883274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1.127467136854">
                <text:p>101.127467136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4.280213337596">
                <text:p>104.280213337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1.183287512257">
                <text:p>101.183287512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4.371533488238">
                <text:p>104.371533488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3.277465860687">
                <text:p>103.2774658606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2.52013987904">
                <text:p>102.52013987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3.807508846261">
                <text:p>103.8075088462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1.022859860519">
                <text:p>101.022859860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0.241887776365">
                <text:p>100.2418877763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1.871863788331">
                <text:p>101.871863788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0.404552675427">
                <text:p>100.404552675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1.09098277632">
                <text:p>101.09098277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1.162190198774">
                <text:p>101.162190198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3.646774966">
                <text:p>103.646774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0.147024093757">
                <text:p>100.147024093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4.424603383197">
                <text:p>104.424603383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4.559134825199">
                <text:p>104.559134825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3.171243449238">
                <text:p>103.17124344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4.000224554308">
                <text:p>104.000224554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3.862328479796">
                <text:p>103.862328479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0.487679568542">
                <text:p>100.487679568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1.020557746784">
                <text:p>101.020557746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0.899347581163">
                <text:p>110.899347581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4.894348370485">
                <text:p>104.8943483704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1.231165940486">
                <text:p>101.2311659404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1.231165940486">
                <text:p>101.2311659404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4.894348370485">
                <text:p>104.894348370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0.899347581163">
                <text:p>110.899347581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9.098300562505">
                <text:p>119.098300562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9.289321881345">
                <text:p>129.289321881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1.221474770753">
                <text:p>141.221474770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4.600950026045">
                <text:p>154.600950026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9.098300562505">
                <text:p>169.098300562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84.356553495977">
                <text:p>184.356553495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15.643446504023">
                <text:p>215.643446504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30.901699437495">
                <text:p>230.9016994374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45.399049973955">
                <text:p>245.399049973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8.778525229247">
                <text:p>258.7785252292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70.710678118655">
                <text:p>270.7106781186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80.901699437495">
                <text:p>280.901699437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89.100652418837">
                <text:p>289.1006524188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95.105651629515">
                <text:p>295.1056516295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98.768834059514">
                <text:p>298.768834059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98.768834059514">
                <text:p>298.7688340595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95.105651629515">
                <text:p>295.105651629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9.100652418837">
                <text:p>289.1006524188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0.901699437495">
                <text:p>280.901699437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70.710678118655">
                <text:p>270.7106781186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74.632459394698">
                <text:p>274.6324593946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70.708487672518">
                <text:p>270.7084876725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79.84349045253">
                <text:p>279.84349045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83.430898366187">
                <text:p>283.430898366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81.081621243581">
                <text:p>281.0816212435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71.104695668024">
                <text:p>271.1046956680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71.073778761754">
                <text:p>271.0737787617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60.962029481015">
                <text:p>260.962029481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80.50143591764">
                <text:p>280.501435917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72.46071686753">
                <text:p>272.460716867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79.822709202884">
                <text:p>279.8227092028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76.514128597052">
                <text:p>276.514128597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9.776384239869">
                <text:p>279.7763842398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74.253130809355">
                <text:p>274.253130809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79.5928348088">
                <text:p>279.59283480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74.619580474234">
                <text:p>274.619580474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9.326764266655">
                <text:p>279.326764266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81.954360366159">
                <text:p>281.9543603661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78.663330912133">
                <text:p>278.6633309121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80.488111096178">
                <text:p>280.4881110961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84.058897571169">
                <text:p>284.058897571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82.362365405555">
                <text:p>282.362365405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80.754014901515">
                <text:p>280.7540149015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7.280414498717">
                <text:p>277.2804144987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80.945194231726">
                <text:p>280.9451942317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83.067763840802">
                <text:p>283.067763840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76.9019240652">
                <text:p>276.9019240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83.95733790803">
                <text:p>283.957337908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84.553027983283">
                <text:p>284.5530279832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75.914817487265">
                <text:p>275.91481748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71.02486489644">
                <text:p>271.024864896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78.037730639698">
                <text:p>278.037730639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74.777681666278">
                <text:p>274.7776816662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81.17288318839">
                <text:p>281.17288318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